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4"/>
    <style:style style:name="P3" style:family="paragraph" style:parent-style-name="Text_20_body" style:list-style-name="L5"/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ested Simple List</text:h>
      <text:list xml:id="list791621602" text:style-name="L2">
        <text:list-item>
          <text:p text:style-name="P1">Mac OS X</text:p>
        </text:list-item>
        <text:list-item>
          <text:p text:style-name="P1">Linux</text:p>
          <text:list>
            <text:list-item>
              <text:p text:style-name="P1">Ubuntu</text:p>
              <text:list>
                <text:list-item>
                  <text:p text:style-name="P1">Dapper Drake</text:p>
                </text:list-item>
                <text:list-item>
                  <text:p text:style-name="P1">Hardy Heron</text:p>
                </text:list-item>
                <text:list-item>
                  <text:p text:style-name="P1">Intrepid Ibex</text:p>
                </text:list-item>
              </text:list>
            </text:list-item>
            <text:list-item>
              <text:p text:style-name="P1">Fedora</text:p>
            </text:list-item>
          </text:list>
        </text:list-item>
        <text:list-item>
          <text:p text:style-name="P1">Solar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3:09:28</meta:creation-date>
    <dc:date>2009-06-23T13:10:46</dc:date>
    <meta:editing-duration>PT00H01M18S</meta:editing-duration>
    <meta:editing-cycles>2</meta:editing-cycles>
    <meta:generator>OpenOffice.org/3.0$Unix OpenOffice.org_project/300m15$Build-9379</meta:generator>
    <meta:document-statistic meta:table-count="0" meta:image-count="0" meta:object-count="0" meta:page-count="1" meta:paragraph-count="9" meta:word-count="24" meta:character-count="94"/>
  </office:meta>
</office:document-meta>
</file>